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52472" officeooo:paragraph-rsid="002b4ae2"/>
    </style:style>
    <style:style style:name="P2" style:family="paragraph" style:parent-style-name="Heading_20_3">
      <style:text-properties officeooo:paragraph-rsid="002b4ae2"/>
    </style:style>
    <style:style style:name="P3" style:family="paragraph" style:parent-style-name="Heading_20_3">
      <style:paragraph-properties fo:margin-top="0.199cm" fo:margin-bottom="0.199cm" loext:contextual-spacing="false"/>
      <style:text-properties officeooo:paragraph-rsid="002b4ae2"/>
    </style:style>
    <style:style style:name="P4" style:family="paragraph" style:parent-style-name="Heading_20_3">
      <style:paragraph-properties fo:margin-top="0.199cm" fo:margin-bottom="0.101cm" loext:contextual-spacing="false"/>
      <style:text-properties officeooo:paragraph-rsid="002b4ae2"/>
    </style:style>
    <style:style style:name="P5" style:family="paragraph" style:parent-style-name="Text_20_body">
      <style:text-properties officeooo:paragraph-rsid="002b4ae2"/>
    </style:style>
    <style:style style:name="P6" style:family="paragraph" style:parent-style-name="Text_20_body">
      <style:text-properties officeooo:paragraph-rsid="002eb401"/>
    </style:style>
    <style:style style:name="P7" style:family="paragraph" style:parent-style-name="Heading_20_1" style:master-page-name="Right_20_Page">
      <style:paragraph-properties style:page-number="auto"/>
      <style:text-properties officeooo:rsid="002eb401" officeooo:paragraph-rsid="002eb401"/>
    </style:style>
    <style:style style:name="P8" style:family="paragraph" style:parent-style-name="Heading_20_2">
      <style:text-properties officeooo:paragraph-rsid="002b4ae2"/>
    </style:style>
    <style:style style:name="P9" style:family="paragraph" style:parent-style-name="Heading_20_3">
      <style:text-properties officeooo:paragraph-rsid="002eb401"/>
    </style:style>
    <style:style style:name="P10" style:family="paragraph" style:parent-style-name="Heading_20_3">
      <style:text-properties officeooo:paragraph-rsid="002f47f8"/>
    </style:style>
    <style:style style:name="P11" style:family="paragraph" style:parent-style-name="Heading_20_3">
      <style:paragraph-properties fo:margin-top="0.25cm" fo:margin-bottom="0cm" loext:contextual-spacing="false"/>
    </style:style>
    <style:style style:name="P12" style:family="paragraph" style:parent-style-name="Heading_20_3">
      <style:paragraph-properties fo:margin-top="0.25cm" fo:margin-bottom="0cm" loext:contextual-spacing="false"/>
      <style:text-properties officeooo:paragraph-rsid="002f47f8"/>
    </style:style>
    <style:style style:name="T1" style:family="text">
      <style:text-properties officeooo:rsid="002b4ae2"/>
    </style:style>
    <style:style style:name="T2" style:family="text">
      <style:text-properties officeooo:rsid="0035b745"/>
    </style:style>
    <style:style style:name="T3" style:family="text">
      <style:text-properties officeooo:rsid="00379931"/>
    </style:style>
    <style:style style:name="T4" style:family="text">
      <style:text-properties officeooo:rsid="003a29ae"/>
    </style:style>
    <style:style style:name="T5" style:family="text">
      <style:text-properties officeooo:rsid="0037a997"/>
    </style:style>
    <style:style style:name="T6" style:family="text">
      <style:text-properties officeooo:rsid="0038740f"/>
    </style:style>
    <style:style style:name="T7" style:family="text">
      <style:text-properties officeooo:rsid="003a99a5"/>
    </style:style>
    <style:style style:name="T8" style:family="text">
      <style:text-properties officeooo:rsid="002eb401"/>
    </style:style>
    <style:style style:name="T9" style:family="text">
      <style:text-properties officeooo:rsid="002f47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Mad World</text:h>
      <text:p text:style-name="P8">(<text:span text:style-name="T8">Tears for Fears</text:span>)</text:p>
      <text:p text:style-name="P11">[<text:span text:style-name="T9">VERSE</text:span> 1]</text:p>
      <text:p text:style-name="P5">Am <text:s text:c="18"/>C</text:p>
      <text:p text:style-name="P5">All around me are familiar faces.</text:p>
      <text:p text:style-name="P5">G <text:s text:c="16"/>D</text:p>
      <text:p text:style-name="P5">Worn out places. <text:s/>Worn out faces.</text:p>
      <text:p text:style-name="P5">Am <text:s text:c="24"/>C</text:p>
      <text:p text:style-name="P5">Bright and early for their daily races.</text:p>
      <text:p text:style-name="P5">G <text:s text:c="14"/>D</text:p>
      <text:p text:style-name="P5">Going nowhere. <text:s/>Going nowhere.</text:p>
      <text:p text:style-name="P5">Am <text:s text:c="25"/>C</text:p>
      <text:p text:style-name="P5">And their tears are filling up their glasses.</text:p>
      <text:p text:style-name="P5">G <text:s text:c="14"/>D</text:p>
      <text:p text:style-name="P5">No expression. <text:s/>No expression.</text:p>
      <text:p text:style-name="P5">Am <text:s text:c="21"/>C</text:p>
      <text:p text:style-name="P5">Hide my head; I want to drown my sorrow.</text:p>
      <text:p text:style-name="P5">G <text:s text:c="12"/>D</text:p>
      <text:p text:style-name="P5">No tomorrow. <text:s/>No tomorrow.</text:p>
      <text:p text:style-name="P12">[<text:span text:style-name="T9">CHORUS</text:span>]</text:p>
      <text:p text:style-name="P6">Am <text:s text:c="17"/>D <text:s text:c="21"/>Am</text:p>
      <text:p text:style-name="P6">And I find it kinda funny, I find it kinda sad.</text:p>
      <text:p text:style-name="P5"><text:s text:c="24"/>D</text:p>
      <text:p text:style-name="P5">The dreams in which I'm dying</text:p>
      <text:p text:style-name="P5"><text:s text:c="23"/>Am</text:p>
      <text:p text:style-name="P5">Are the best I've ever had.</text:p>
      <text:p text:style-name="P5"><text:s text:c="18"/>D</text:p>
      <text:p text:style-name="P5">I find it hard to tell you,</text:p>
      <text:p text:style-name="P5"><text:s text:c="22"/>Am</text:p>
      <text:p text:style-name="P5">'Cause I find it hard to take.</text:p>
      <text:p text:style-name="P5"><text:s text:c="19"/>D</text:p>
      <text:p text:style-name="P5">When people run in circles it's a very, very...</text:p>
      <text:p text:style-name="P6">Am C <text:s text:c="2"/>D <text:s text:c="4"/>Am C <text:s text:c="2"/>D <text:s text:c="4"/></text:p>
      <text:p text:style-name="P6"><text:s text:c="3"/>Mad world <text:s text:c="3"/>Mad world </text:p>
      <text:p text:style-name="P6">Am C <text:s text:c="2"/>D <text:s text:c="4"/>Am C <text:s text:c="2"/>D <text:s text:c="4"/></text:p>
      <text:p text:style-name="P6"><text:s text:c="3"/>Mad world <text:s text:c="3"/>Mad world </text:p>
      <text:p text:style-name="P10"><text:soft-page-break/>[<text:span text:style-name="T9">VERSE</text:span> 2]</text:p>
      <text:p text:style-name="P5">Am <text:s text:c="22"/>C</text:p>
      <text:p text:style-name="P5">Children waiting for the day they feel good.</text:p>
      <text:p text:style-name="P5">G <text:s text:c="15"/>D</text:p>
      <text:p text:style-name="P5">Happy birthday. <text:s/>Happy birthday.</text:p>
      <text:p text:style-name="P5">Am <text:s text:c="23"/>C</text:p>
      <text:p text:style-name="P5">Made to feel the way that every child should.</text:p>
      <text:p text:style-name="P5">G <text:s text:c="15"/>D</text:p>
      <text:p text:style-name="P5">Sit and listen. <text:s/>Sit and listen.</text:p>
      <text:p text:style-name="P5">Am <text:s text:c="22"/>C</text:p>
      <text:p text:style-name="P5">Went to school and I was very nervous.</text:p>
      <text:p text:style-name="P5">G <text:s text:c="15"/>D</text:p>
      <text:p text:style-name="P5">No one knew me. <text:s/>No one knew me.</text:p>
      <text:p text:style-name="P5">Am <text:s text:c="20"/>C</text:p>
      <text:p text:style-name="P5">Hello, teacher tell me what's my lesson?</text:p>
      <text:p text:style-name="P5">G <text:s text:c="22"/>D</text:p>
      <text:p text:style-name="P5">Look right through me. <text:s/>Look right through me.</text:p>
      <text:p text:style-name="P9">[<text:span text:style-name="T9">CHORUS</text:span>]</text:p>
      <text:p text:style-name="P6">Am <text:s text:c="17"/>D <text:s text:c="21"/>Am</text:p>
      <text:p text:style-name="P6">And I find it kinda funny, I find it kinda sad.</text:p>
      <text:p text:style-name="P6"><text:s text:c="24"/>D</text:p>
      <text:p text:style-name="P6">The dreams in which I'm dying </text:p>
      <text:p text:style-name="P6"><text:s text:c="23"/>Am</text:p>
      <text:p text:style-name="P6">Are the best I've ever had.</text:p>
      <text:p text:style-name="P6"><text:s text:c="18"/>D</text:p>
      <text:p text:style-name="P6">I find it hard to tell you, </text:p>
      <text:p text:style-name="P6"><text:s text:c="22"/>Am</text:p>
      <text:p text:style-name="P6">'Cause I find it hard to take.</text:p>
      <text:p text:style-name="P6"><text:s text:c="19"/>D</text:p>
      <text:p text:style-name="P6">When people run in circles it's a very, very...</text:p>
      <text:p text:style-name="P6">Am C <text:s text:c="2"/>D <text:s text:c="4"/>Am C <text:s text:c="2"/>D <text:s text:c="4"/></text:p>
      <text:p text:style-name="P6"><text:s text:c="3"/>Mad world <text:s text:c="3"/>Mad world </text:p>
      <text:p text:style-name="P6">Am C <text:s text:c="2"/>D <text:s text:c="4"/>Am C <text:s text:c="2"/>D <text:s text:c="4"/></text:p>
      <text:p text:style-name="P6"><text:s text:c="3"/>Mad world <text:s text:c="3"/>Mad worl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4M37S</meta:editing-duration>
    <meta:editing-cycles>34</meta:editing-cycles>
    <meta:generator>LibreOffice/6.1.1.1$Linux_X86_64 LibreOffice_project/10$Build-1</meta:generator>
    <dc:title>Lyrics + Chords</dc:title>
    <dc:date>2018-09-30T19:43:52.463996759</dc:date>
    <meta:print-date>2017-04-03T12:23:29.985893000</meta:print-date>
    <meta:document-statistic meta:table-count="0" meta:image-count="0" meta:object-count="0" meta:page-count="2" meta:paragraph-count="70" meta:word-count="297" meta:character-count="1939" meta:non-whitespace-character-count="103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